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492300749" calcext:value-type="float">
            <text:p>1,492300749</text:p>
          </table:table-cell>
          <table:table-cell office:value-type="float" office:value="0.499414444" calcext:value-type="float">
            <text:p>0,499414444</text:p>
          </table:table-cell>
          <table:table-cell office:value-type="float" office:value="0.006665664725" calcext:value-type="float">
            <text:p>0,0066656647</text:p>
          </table:table-cell>
          <table:table-cell office:value-type="float" office:value="0.0003456827253" calcext:value-type="float">
            <text:p>0,00034568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506" calcext:value-type="float">
            <text:p>69506</text:p>
          </table:table-cell>
          <table:table-cell office:value-type="float" office:value="1.617154717" calcext:value-type="float">
            <text:p>1,617154717</text:p>
          </table:table-cell>
          <table:table-cell office:value-type="float" office:value="0.4540042877" calcext:value-type="float">
            <text:p>0,4540042877</text:p>
          </table:table-cell>
          <table:table-cell office:value-type="float" office:value="0.001285677543" calcext:value-type="float">
            <text:p>0,0012856775</text:p>
          </table:table-cell>
          <table:table-cell table:style-name="ce1" office:value-type="float" office:value="0.00006612056313" calcext:value-type="float">
            <text:p>6,61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984" calcext:value-type="float">
            <text:p>69984</text:p>
          </table:table-cell>
          <table:table-cell office:value-type="float" office:value="1.201535106" calcext:value-type="float">
            <text:p>1,201535106</text:p>
          </table:table-cell>
          <table:table-cell office:value-type="float" office:value="0.5261520147" calcext:value-type="float">
            <text:p>0,5261520147</text:p>
          </table:table-cell>
          <table:table-cell office:value-type="float" office:value="0.0008974433877" calcext:value-type="float">
            <text:p>0,0008974434</text:p>
          </table:table-cell>
          <table:table-cell table:style-name="ce1" office:value-type="float" office:value="0.000007296287549" calcext:value-type="float">
            <text:p>7,30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271" calcext:value-type="float">
            <text:p>70271</text:p>
          </table:table-cell>
          <table:table-cell office:value-type="float" office:value="1.211201668" calcext:value-type="float">
            <text:p>1,211201668</text:p>
          </table:table-cell>
          <table:table-cell office:value-type="float" office:value="0.5747789145" calcext:value-type="float">
            <text:p>0,5747789145</text:p>
          </table:table-cell>
          <table:table-cell office:value-type="float" office:value="0.0005376890767" calcext:value-type="float">
            <text:p>0,0005376891</text:p>
          </table:table-cell>
          <table:table-cell table:style-name="ce1" office:value-type="float" office:value="0.00002179820694" calcext:value-type="float">
            <text:p>2,18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42" calcext:value-type="float">
            <text:p>70542</text:p>
          </table:table-cell>
          <table:table-cell office:value-type="float" office:value="1.135650754" calcext:value-type="float">
            <text:p>1,135650754</text:p>
          </table:table-cell>
          <table:table-cell office:value-type="float" office:value="0.5894718766" calcext:value-type="float">
            <text:p>0,5894718766</text:p>
          </table:table-cell>
          <table:table-cell office:value-type="float" office:value="0.0006441993173" calcext:value-type="float">
            <text:p>0,0006441993</text:p>
          </table:table-cell>
          <table:table-cell table:style-name="ce1" office:value-type="float" office:value="0.000007238194485" calcext:value-type="float">
            <text:p>7,24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872" calcext:value-type="float">
            <text:p>70872</text:p>
          </table:table-cell>
          <table:table-cell office:value-type="float" office:value="1.135277152" calcext:value-type="float">
            <text:p>1,135277152</text:p>
          </table:table-cell>
          <table:table-cell office:value-type="float" office:value="0.543313086" calcext:value-type="float">
            <text:p>0,543313086</text:p>
          </table:table-cell>
          <table:table-cell office:value-type="float" office:value="0.0002737476025" calcext:value-type="float">
            <text:p>0,0002737476</text:p>
          </table:table-cell>
          <table:table-cell table:style-name="ce1" office:value-type="float" office:value="0.0000144077685" calcext:value-type="float">
            <text:p>1,44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988" calcext:value-type="float">
            <text:p>70988</text:p>
          </table:table-cell>
          <table:table-cell office:value-type="float" office:value="1.214037061" calcext:value-type="float">
            <text:p>1,214037061</text:p>
          </table:table-cell>
          <table:table-cell office:value-type="float" office:value="0.5985400081" calcext:value-type="float">
            <text:p>0,5985400081</text:p>
          </table:table-cell>
          <table:table-cell office:value-type="float" office:value="0.0002373400639" calcext:value-type="float">
            <text:p>0,0002373401</text:p>
          </table:table-cell>
          <table:table-cell table:style-name="ce1" office:value-type="float" office:value="0.000007192123121" calcext:value-type="float">
            <text:p>7,19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096" calcext:value-type="float">
            <text:p>71096</text:p>
          </table:table-cell>
          <table:table-cell office:value-type="float" office:value="1.195586562" calcext:value-type="float">
            <text:p>1,195586562</text:p>
          </table:table-cell>
          <table:table-cell office:value-type="float" office:value="0.5626387596" calcext:value-type="float">
            <text:p>0,5626387596</text:p>
          </table:table-cell>
          <table:table-cell office:value-type="float" office:value="0.0002872387122" calcext:value-type="float">
            <text:p>0,0002872387</text:p>
          </table:table-cell>
          <table:table-cell table:style-name="ce1" office:value-type="float" office:value="0.000007180967714" calcext:value-type="float">
            <text:p>7,18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209" calcext:value-type="float">
            <text:p>71209</text:p>
          </table:table-cell>
          <table:table-cell office:value-type="float" office:value="1.077207327" calcext:value-type="float">
            <text:p>1,077207327</text:p>
          </table:table-cell>
          <table:table-cell office:value-type="float" office:value="0.5966058373" calcext:value-type="float">
            <text:p>0,5966058373</text:p>
          </table:table-cell>
          <table:table-cell office:value-type="float" office:value="0.0005162030575" calcext:value-type="float">
            <text:p>0,0005162031</text:p>
          </table:table-cell>
          <table:table-cell table:style-name="ce1" office:value-type="float" office:value="0.000007169486707" calcext:value-type="float">
            <text:p>7,17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490" calcext:value-type="float">
            <text:p>71490</text:p>
          </table:table-cell>
          <table:table-cell office:value-type="float" office:value="1.165305734" calcext:value-type="float">
            <text:p>1,165305734</text:p>
          </table:table-cell>
          <table:table-cell office:value-type="float" office:value="0.5894550681" calcext:value-type="float">
            <text:p>0,5894550681</text:p>
          </table:table-cell>
          <table:table-cell office:value-type="float" office:value="0.0002927985915" calcext:value-type="float">
            <text:p>0,0002927986</text:p>
          </table:table-cell>
          <table:table-cell table:style-name="ce1" office:value-type="float" office:value="0.000007141428796" calcext:value-type="float">
            <text:p>7,14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44525683" calcext:value-type="float">
            <text:p>1,244525683</text:p>
          </table:table-cell>
          <table:table-cell table:formula="of:=AVERAGE([.D2:.D11])" office:value-type="float" office:value="0.55343742966" calcext:value-type="float">
            <text:p>0,5534374297</text:p>
          </table:table-cell>
          <table:table-cell table:formula="of:=AVERAGE([.E2:.E11])" office:value-type="float" office:value="0.00116380020773" calcext:value-type="float">
            <text:p>0,0011638002</text:p>
          </table:table-cell>
          <table:table-cell table:formula="of:=AVERAGE([.F2:.F11])" office:value-type="float" office:value="0.0000491227752242" calcext:value-type="float">
            <text:p>4,91227752242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42:01.691848965</dc:date>
    <meta:document-statistic meta:table-count="1" meta:cell-count="70" meta:object-count="0"/>
    <meta:generator>LibreOffice/4.1.4.2$Linux_X86_64 LibreOffice_project/410m0$Build-2</meta:generator>
  </office:meta>
</office:document-meta>
</file>